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FreeSans, sans-serif"/>
    <style:font-face style:name="Consolas" svg:font-family="Consolas, 'Bitstream Vera Sans Mono', 'Courier New', Courier, monospace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45cm" fo:text-align="start" style:justify-single-word="false" fo:widows="1" fo:text-indent="0cm" style:auto-text-indent="false"/>
      <style:text-properties officeooo:paragraph-rsid="003434a0"/>
    </style:style>
    <style:style style:name="P2" style:family="paragraph" style:parent-style-name="Standard">
      <style:paragraph-properties fo:margin-left="0cm" fo:margin-right="0cm" style:line-height-at-least="0.45cm" fo:text-align="start" style:justify-single-word="false" fo:widows="1" fo:text-indent="0cm" style:auto-text-indent="false"/>
      <style:text-properties officeooo:paragraph-rsid="00794818"/>
    </style:style>
    <style:style style:name="P3" style:family="paragraph" style:parent-style-name="Text_20_body">
      <style:text-properties style:font-name="Garuda" fo:font-size="10.5pt" style:font-size-asian="10.5pt" style:font-size-complex="10.5pt"/>
    </style:style>
    <style:style style:name="P4" style:family="paragraph" style:parent-style-name="Text_20_body">
      <style:text-properties style:font-name="Garuda" fo:font-size="10.5pt" officeooo:rsid="007f0d29" officeooo:paragraph-rsid="007f0d29" style:font-size-asian="10.5pt" style:font-size-complex="10.5pt"/>
    </style:style>
    <style:style style:name="P5" style:family="paragraph" style:parent-style-name="Text_20_body">
      <style:text-properties style:font-name="Garuda" fo:font-size="10.5pt" officeooo:rsid="00847bd7" officeooo:paragraph-rsid="00847bd7" style:font-size-asian="10.5pt" style:font-size-complex="10.5pt"/>
    </style:style>
    <style:style style:name="P6" style:family="paragraph" style:parent-style-name="Text_20_body">
      <style:text-properties style:font-name="Garuda" fo:font-size="10.5pt" style:font-name-asian="Garuda" style:font-size-asian="10.5pt" style:font-size-complex="10.5pt"/>
    </style:style>
    <style:style style:name="P7" style:family="paragraph" style:parent-style-name="Text_20_body">
      <style:text-properties fo:color="#666666" style:font-name="Garuda" fo:font-size="12pt" fo:font-weight="bold" officeooo:rsid="00794818" officeooo:paragraph-rsid="00794818" style:font-size-asian="12pt" style:font-weight-asian="bold" style:font-size-complex="12pt" style:font-weight-complex="bold"/>
    </style:style>
    <style:style style:name="P8" style:family="paragraph" style:parent-style-name="Text_20_body">
      <style:text-properties fo:color="#111111" style:font-name="Garuda" fo:font-size="10.5pt" officeooo:rsid="00847bd7" officeooo:paragraph-rsid="00847bd7" style:font-size-asian="10.5pt" style:font-size-complex="10.5pt"/>
    </style:style>
    <style:style style:name="P9" style:family="paragraph" style:parent-style-name="Text_20_body">
      <style:text-properties fo:color="#000000" style:font-name="Garuda" fo:font-size="10.5pt" officeooo:rsid="0099420e" officeooo:paragraph-rsid="0099420e" style:font-size-asian="10.5pt" style:font-size-complex="10.5pt"/>
    </style:style>
    <style:style style:name="P10" style:family="paragraph" style:parent-style-name="Text_20_body">
      <style:paragraph-properties fo:margin-left="0cm" fo:margin-right="0cm" style:line-height-at-least="0.45cm" fo:text-align="start" style:justify-single-word="false" fo:widows="1" fo:text-indent="0cm" style:auto-text-indent="false"/>
      <style:text-properties officeooo:paragraph-rsid="0079aab3"/>
    </style:style>
    <style:style style:name="P11" style:family="paragraph" style:parent-style-name="Text_20_body">
      <style:paragraph-properties fo:margin-left="0cm" fo:margin-right="0cm" style:line-height-at-least="0.45cm" fo:text-align="start" style:justify-single-word="false" fo:widows="1" fo:text-indent="0cm" style:auto-text-indent="false"/>
      <style:text-properties officeooo:paragraph-rsid="007a7e43"/>
    </style:style>
    <style:style style:name="P12" style:family="paragraph" style:parent-style-name="Text_20_body">
      <style:paragraph-properties fo:margin-left="0cm" fo:margin-right="0cm" style:line-height-at-least="0.45cm" fo:text-align="start" style:justify-single-word="false" fo:widows="1" fo:text-indent="0cm" style:auto-text-indent="false"/>
      <style:text-properties officeooo:paragraph-rsid="007bc74c"/>
    </style:style>
    <style:style style:name="P13" style:family="paragraph" style:parent-style-name="Text_20_body">
      <style:paragraph-properties fo:margin-left="0cm" fo:margin-right="0cm" style:line-height-at-least="0.45cm" fo:text-align="start" style:justify-single-word="false" fo:widows="1" fo:text-indent="0cm" style:auto-text-indent="false"/>
      <style:text-properties fo:color="#111111" officeooo:paragraph-rsid="007f0d29"/>
    </style:style>
    <style:style style:name="P14" style:family="paragraph" style:parent-style-name="Text_20_body">
      <style:paragraph-properties fo:margin-left="0cm" fo:margin-right="0cm" style:line-height-at-least="0.45cm" fo:text-align="start" style:justify-single-word="false" fo:widows="1" fo:text-indent="0cm" style:auto-text-indent="false"/>
      <style:text-properties fo:color="#111111" officeooo:paragraph-rsid="007bc74c"/>
    </style:style>
    <style:style style:name="P15" style:family="paragraph" style:parent-style-name="Text_20_body">
      <style:paragraph-properties fo:margin-left="0cm" fo:margin-right="0cm" style:line-height-at-least="0.45cm" fo:text-align="start" style:justify-single-word="false" fo:widows="1" fo:text-indent="0cm" style:auto-text-indent="false"/>
      <style:text-properties fo:color="#111111" officeooo:paragraph-rsid="007ce48e"/>
    </style:style>
    <style:style style:name="P16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333333" style:font-name="Garuda" fo:font-size="10.5pt" fo:letter-spacing="normal" fo:font-style="normal" fo:font-weight="normal" officeooo:paragraph-rsid="00847bd7" style:font-size-asian="10.5pt" style:font-size-complex="10.5pt"/>
    </style:style>
    <style:style style:name="P17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333333" style:font-name="Garuda" fo:font-size="10.5pt" fo:letter-spacing="normal" fo:font-style="normal" fo:font-weight="normal" officeooo:paragraph-rsid="0085fde9" style:font-size-asian="10.5pt" style:font-size-complex="10.5pt"/>
    </style:style>
    <style:style style:name="P18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333333" style:font-name="Garuda" fo:font-size="10.5pt" fo:letter-spacing="normal" fo:font-style="normal" fo:font-weight="normal" officeooo:paragraph-rsid="008a4a66" style:font-size-asian="10.5pt" style:font-size-complex="10.5pt"/>
    </style:style>
    <style:style style:name="P19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333333" style:font-name="Garuda" fo:font-size="10.5pt" fo:letter-spacing="normal" fo:font-style="normal" fo:font-weight="normal" officeooo:rsid="008a4a66" officeooo:paragraph-rsid="008a4a66" style:font-size-asian="10.5pt" style:font-size-complex="10.5pt"/>
    </style:style>
    <style:style style:name="P20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333333" style:font-name="Garuda" fo:font-size="10.5pt" fo:letter-spacing="normal" fo:font-style="normal" fo:font-weight="normal" officeooo:rsid="008bc2fc" officeooo:paragraph-rsid="008be579" style:font-size-asian="10.5pt" style:font-size-complex="10.5pt"/>
    </style:style>
    <style:style style:name="P21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333333" style:font-name="Garuda" fo:font-size="10.5pt" fo:letter-spacing="normal" fo:font-style="normal" fo:font-weight="normal" officeooo:rsid="008dd97a" officeooo:paragraph-rsid="008f86f5" style:font-size-asian="10.5pt" style:font-size-complex="10.5pt"/>
    </style:style>
    <style:style style:name="P22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111111" style:font-name="Garuda" fo:font-size="10.5pt" fo:letter-spacing="normal" fo:font-style="normal" fo:font-weight="normal" officeooo:paragraph-rsid="0085fde9" style:font-size-asian="10.5pt" style:font-size-complex="10.5pt"/>
    </style:style>
    <style:style style:name="P23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111111" style:font-name="Garuda" fo:font-size="10.5pt" fo:letter-spacing="normal" fo:font-style="normal" fo:font-weight="normal" officeooo:rsid="00865dad" officeooo:paragraph-rsid="00865dad" style:font-size-asian="10.5pt" style:font-size-complex="10.5pt"/>
    </style:style>
    <style:style style:name="P24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111111" style:font-name="Garuda" fo:font-size="10.5pt" fo:letter-spacing="normal" fo:font-style="normal" fo:font-weight="normal" officeooo:rsid="0088989e" officeooo:paragraph-rsid="0088989e" style:font-size-asian="10.5pt" style:font-size-complex="10.5pt"/>
    </style:style>
    <style:style style:name="P25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666666" style:font-name="Garuda" fo:font-size="10.5pt" fo:letter-spacing="normal" fo:font-style="normal" fo:font-weight="normal" officeooo:rsid="008a4a66" officeooo:paragraph-rsid="008a4a66" style:font-size-asian="10.5pt" style:font-size-complex="10.5pt"/>
    </style:style>
    <style:style style:name="P26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666666" style:font-name="Garuda" fo:font-size="10.5pt" fo:letter-spacing="normal" fo:font-style="normal" fo:font-weight="normal" officeooo:rsid="008be579" officeooo:paragraph-rsid="008be579" style:font-size-asian="10.5pt" style:font-size-complex="10.5pt"/>
    </style:style>
    <style:style style:name="P27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666666" style:font-name="Garuda" fo:font-size="10.5pt" fo:letter-spacing="normal" fo:font-style="normal" fo:font-weight="normal" officeooo:rsid="00968b97" officeooo:paragraph-rsid="00968b97" style:font-size-asian="10.5pt" style:font-size-complex="10.5pt"/>
    </style:style>
    <style:style style:name="P28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000000" style:font-name="Garuda" fo:font-size="10.5pt" fo:letter-spacing="normal" fo:font-style="normal" fo:font-weight="normal" officeooo:rsid="008be579" officeooo:paragraph-rsid="008be579" style:font-size-asian="10.5pt" style:font-size-complex="10.5pt"/>
    </style:style>
    <style:style style:name="P29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000000" style:font-name="Garuda" fo:font-size="10.5pt" fo:letter-spacing="normal" fo:font-style="normal" fo:font-weight="normal" officeooo:rsid="008ca333" officeooo:paragraph-rsid="008d3ae6" style:font-size-asian="10.5pt" style:font-size-complex="10.5pt"/>
    </style:style>
    <style:style style:name="P30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000000" style:font-name="Garuda" fo:font-size="10.5pt" fo:letter-spacing="normal" fo:font-style="normal" fo:font-weight="normal" officeooo:paragraph-rsid="008a4a66" style:font-size-asian="10.5pt" style:font-size-complex="10.5pt"/>
    </style:style>
    <style:style style:name="P31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000000" style:font-name="Garuda" fo:font-size="10.5pt" fo:letter-spacing="normal" fo:font-style="normal" fo:font-weight="normal" officeooo:paragraph-rsid="0092d22b" style:font-size-asian="10.5pt" style:font-size-complex="10.5pt"/>
    </style:style>
    <style:style style:name="P32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000000" style:font-name="Garuda" fo:font-size="10.5pt" fo:letter-spacing="normal" fo:font-style="normal" fo:font-weight="normal" officeooo:paragraph-rsid="0093b0fe" style:font-size-asian="10.5pt" style:font-size-complex="10.5pt"/>
    </style:style>
    <style:style style:name="P33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000000" style:font-name="Garuda" fo:font-size="10.5pt" fo:letter-spacing="normal" fo:font-style="normal" fo:font-weight="normal" officeooo:rsid="008f86f5" officeooo:paragraph-rsid="008f86f5" style:font-size-asian="10.5pt" style:font-size-complex="10.5pt"/>
    </style:style>
    <style:style style:name="P34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000000" style:font-name="Garuda" fo:font-size="10.5pt" fo:letter-spacing="normal" fo:font-style="normal" fo:font-weight="normal" officeooo:rsid="008ff02b" officeooo:paragraph-rsid="008ff02b" style:font-size-asian="10.5pt" style:font-size-complex="10.5pt"/>
    </style:style>
    <style:style style:name="P35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000000" style:font-name="Garuda" fo:font-size="10.5pt" fo:letter-spacing="normal" fo:font-style="normal" fo:font-weight="normal" officeooo:rsid="009199f4" officeooo:paragraph-rsid="0092cb1c" style:font-size-asian="10.5pt" style:font-size-complex="10.5pt"/>
    </style:style>
    <style:style style:name="P36" style:family="paragraph" style:parent-style-name="Text_20_body">
      <style:paragraph-properties fo:margin-left="0cm" fo:margin-right="0cm" fo:margin-top="0cm" fo:margin-bottom="0.265cm" style:contextual-spacing="false" style:line-height-at-least="0.45cm" fo:text-align="start" style:justify-single-word="false" fo:widows="1" fo:text-indent="0cm" style:auto-text-indent="false" fo:padding="0cm" fo:border="none"/>
      <style:text-properties fo:font-variant="normal" fo:text-transform="none" fo:color="#000000" style:font-name="Garuda" fo:font-size="10.5pt" fo:letter-spacing="normal" fo:font-style="normal" fo:font-weight="normal" officeooo:rsid="0094557a" officeooo:paragraph-rsid="00968b97" style:font-size-asian="10.5pt" style:font-size-complex="10.5pt"/>
    </style:style>
    <style:style style:name="T1" style:family="text">
      <style:text-properties fo:font-variant="normal" fo:text-transform="none" fo:color="#333333" style:font-name="Garuda" fo:font-size="10.5pt" fo:letter-spacing="normal" fo:font-style="normal" fo:font-weight="normal" style:font-size-asian="10.5pt" style:font-size-complex="10.5pt"/>
    </style:style>
    <style:style style:name="T2" style:family="text">
      <style:text-properties fo:font-variant="normal" fo:text-transform="none" fo:color="#333333" style:font-name="Garuda" fo:font-size="10.5pt" fo:letter-spacing="normal" fo:font-style="normal" fo:font-weight="normal" officeooo:rsid="0079aab3" style:font-size-asian="10.5pt" style:font-size-complex="10.5pt"/>
    </style:style>
    <style:style style:name="T3" style:family="text">
      <style:text-properties fo:font-variant="normal" fo:text-transform="none" fo:color="#333333" style:font-name="Garuda" fo:font-size="10.5pt" fo:letter-spacing="normal" fo:font-style="normal" fo:font-weight="normal" officeooo:rsid="007a7e43" style:font-size-asian="10.5pt" style:font-size-complex="10.5pt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707120"/>
    </style:style>
    <style:style style:name="T6" style:family="text">
      <style:text-properties fo:font-variant="normal" fo:text-transform="none" fo:color="#111111" style:font-name="Garuda" fo:font-size="10.5pt" fo:font-style="normal" fo:font-weight="normal" fo:background-color="#ffffff" loext:char-shading-value="0" style:font-name-asian="Garuda" style:font-size-asian="10.5pt" style:font-weight-asian="normal" style:font-size-complex="10.5pt" style:font-weight-complex="normal" fo:padding="0cm" fo:border="none"/>
    </style:style>
    <style:style style:name="T7" style:family="text">
      <style:text-properties fo:font-variant="normal" fo:text-transform="none" fo:color="#111111" style:font-name="Garuda" fo:font-size="10.5pt" fo:letter-spacing="normal" fo:font-style="normal" fo:font-weight="normal" officeooo:rsid="00707120" fo:background-color="#ffffff" loext:char-shading-value="0" style:font-name-asian="Garuda" style:font-size-asian="10.5pt" style:font-weight-asian="normal" style:font-size-complex="10.5pt" style:font-weight-complex="normal" fo:padding="0cm" fo:border="none"/>
    </style:style>
    <style:style style:name="T8" style:family="text">
      <style:text-properties fo:font-variant="normal" fo:text-transform="none" fo:color="#111111" style:font-name="Garuda" fo:font-size="10.5pt" fo:letter-spacing="normal" fo:font-style="normal" fo:font-weight="normal" officeooo:rsid="0079aab3" style:font-size-asian="10.5pt" style:font-size-complex="10.5pt"/>
    </style:style>
    <style:style style:name="T9" style:family="text">
      <style:text-properties fo:font-variant="normal" fo:text-transform="none" fo:color="#111111" style:font-name="Garuda" fo:font-size="10.5pt" fo:letter-spacing="normal" fo:font-style="normal" fo:font-weight="normal" style:font-name-asian="Garuda" style:font-size-asian="10.5pt" style:font-weight-asian="normal" style:font-size-complex="10.5pt" style:font-weight-complex="normal" fo:padding="0cm" fo:border="none"/>
    </style:style>
    <style:style style:name="T10" style:family="text">
      <style:text-properties fo:font-variant="normal" fo:text-transform="none" fo:color="#111111" style:font-name="Garuda" fo:font-size="10.5pt" fo:letter-spacing="normal" fo:font-style="normal" fo:font-weight="normal" style:font-name-asian="Garuda" style:font-size-asian="10.5pt" style:font-size-complex="10.5pt"/>
    </style:style>
    <style:style style:name="T11" style:family="text">
      <style:text-properties fo:font-variant="normal" fo:text-transform="none" fo:color="#111111" style:font-name="Garuda" fo:font-size="10.5pt" fo:letter-spacing="normal" fo:font-weight="normal" style:font-name-asian="Garuda" style:font-size-asian="10.5pt" style:font-weight-asian="normal" style:font-size-complex="10.5pt" style:font-weight-complex="normal"/>
    </style:style>
    <style:style style:name="T12" style:family="text">
      <style:text-properties fo:font-variant="normal" fo:text-transform="none" fo:color="#666666" style:font-name="Garuda" fo:font-size="14pt" fo:letter-spacing="normal" fo:font-style="normal" officeooo:rsid="0010f5fe" style:font-name-asian="Garuda" style:font-size-asian="14pt" style:font-size-complex="14pt"/>
    </style:style>
    <style:style style:name="T13" style:family="text">
      <style:text-properties fo:font-variant="normal" fo:text-transform="none" fo:color="#666666" style:font-name="Garuda" fo:font-size="14pt" fo:letter-spacing="normal" fo:font-style="normal" officeooo:rsid="00128af9" style:font-name-asian="Garuda" style:font-size-asian="14pt" style:font-size-complex="14pt"/>
    </style:style>
    <style:style style:name="T14" style:family="text">
      <style:text-properties fo:font-variant="normal" fo:text-transform="none" fo:color="#666666" style:font-name="Garuda" fo:font-size="14pt" fo:letter-spacing="normal" fo:font-style="normal" officeooo:rsid="006feccd" style:font-name-asian="Garuda" style:font-size-asian="14pt" style:font-size-complex="14pt"/>
    </style:style>
    <style:style style:name="T15" style:family="text">
      <style:text-properties fo:font-variant="normal" fo:text-transform="none" fo:color="#666666" style:font-name="Garuda" fo:font-size="12pt" fo:letter-spacing="normal" fo:font-style="normal" officeooo:rsid="00794818" style:font-name-asian="Garuda" style:font-size-asian="12pt" style:font-size-complex="12pt"/>
    </style:style>
    <style:style style:name="T16" style:family="text">
      <style:text-properties fo:font-variant="normal" fo:text-transform="none" fo:color="#666666" style:font-name="Garuda" fo:font-size="10.5pt" fo:letter-spacing="normal" fo:font-style="normal" fo:font-weight="normal" officeooo:rsid="0079aab3" style:font-size-asian="10.5pt" style:font-size-complex="10.5pt"/>
    </style:style>
    <style:style style:name="T17" style:family="text">
      <style:text-properties fo:font-variant="normal" fo:text-transform="none" fo:color="#666666" style:font-name="Garuda" fo:font-size="10.5pt" fo:letter-spacing="normal" fo:font-style="normal" fo:font-weight="normal" officeooo:rsid="007a7e43" style:font-size-asian="10.5pt" style:font-size-complex="10.5pt"/>
    </style:style>
    <style:style style:name="T18" style:family="text">
      <style:text-properties fo:font-variant="normal" fo:text-transform="none" fo:color="#666666" fo:font-size="12pt" fo:letter-spacing="normal" fo:font-style="normal" fo:font-weight="bold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style:font-name="Garuda" fo:font-size="10.5pt" fo:letter-spacing="normal" fo:font-style="normal" fo:font-weight="normal" style:font-size-asian="10.5pt" style:font-size-complex="10.5pt"/>
    </style:style>
    <style:style style:name="T20" style:family="text">
      <style:text-properties fo:font-variant="normal" fo:text-transform="none" style:font-name="Garuda" fo:font-size="10.5pt" fo:letter-spacing="normal" fo:font-style="normal" fo:font-weight="normal" officeooo:rsid="007bc74c" style:font-size-asian="10.5pt" style:font-size-complex="10.5pt"/>
    </style:style>
    <style:style style:name="T21" style:family="text">
      <style:text-properties fo:font-variant="normal" fo:text-transform="none" style:font-name="Garuda" fo:font-size="10.5pt" fo:letter-spacing="normal" fo:font-style="normal" fo:font-weight="normal" officeooo:rsid="007ce48e" style:font-size-asian="10.5pt" style:font-size-complex="10.5pt"/>
    </style:style>
    <style:style style:name="T22" style:family="text">
      <style:text-properties fo:font-variant="normal" fo:text-transform="none" style:font-name="Garuda" fo:font-size="10.5pt" fo:letter-spacing="normal" fo:font-style="normal" fo:font-weight="normal" officeooo:rsid="007e4e81" style:font-size-asian="10.5pt" style:font-size-complex="10.5pt"/>
    </style:style>
    <style:style style:name="T23" style:family="text">
      <style:text-properties fo:color="#000000"/>
    </style:style>
    <style:style style:name="T24" style:family="text">
      <style:text-properties style:font-name="Garuda" fo:font-size="10.5pt" style:font-size-asian="10.5pt" style:font-size-complex="10.5pt"/>
    </style:style>
    <style:style style:name="T25" style:family="text">
      <style:text-properties fo:color="#111111"/>
    </style:style>
    <style:style style:name="T26" style:family="text">
      <style:text-properties fo:color="#111111" style:font-name="Garuda" fo:font-size="10.5pt" officeooo:rsid="006948cf" fo:background-color="#ffffff" loext:char-shading-value="0" style:font-name-asian="Garuda" style:font-size-asian="10.5pt" style:font-weight-asian="normal" style:font-size-complex="10.5pt" style:font-weight-complex="normal" fo:padding="0cm" fo:border="none"/>
    </style:style>
    <style:style style:name="T27" style:family="text">
      <style:text-properties fo:color="#111111" style:font-name="Garuda" fo:font-size="10.5pt" officeooo:rsid="0073da04" style:font-name-asian="Garuda" style:font-size-asian="10.5pt" style:font-size-complex="10.5pt" fo:padding="0cm" fo:border="none"/>
    </style:style>
    <style:style style:name="T28" style:family="text">
      <style:text-properties fo:color="#111111" style:font-name="Garuda" fo:font-size="10.5pt" officeooo:rsid="0073ef39" style:font-name-asian="Garuda" style:font-size-asian="10.5pt" style:font-size-complex="10.5pt" fo:padding="0cm" fo:border="none"/>
    </style:style>
    <style:style style:name="T29" style:family="text">
      <style:text-properties fo:color="#111111" style:font-name="Garuda" fo:font-size="10.5pt" officeooo:rsid="0076ec72" style:font-name-asian="Garuda" style:font-size-asian="10.5pt" style:font-size-complex="10.5pt" fo:padding="0cm" fo:border="none"/>
    </style:style>
    <style:style style:name="T30" style:family="text">
      <style:text-properties fo:color="#111111" style:font-name="Garuda" fo:font-size="10.5pt" fo:font-weight="normal" style:font-name-asian="Garuda" style:font-size-asian="10.5pt" style:font-weight-asian="normal" style:font-size-complex="10.5pt" style:font-weight-complex="normal"/>
    </style:style>
    <style:style style:name="T31" style:family="text">
      <style:text-properties fo:color="#111111" style:font-name="Garuda" fo:font-size="10.5pt" fo:font-weight="normal" style:font-name-asian="Garuda" style:font-size-asian="10.5pt" style:font-weight-asian="normal" style:font-size-complex="10.5pt" style:font-weight-complex="normal" fo:padding="0cm" fo:border="none"/>
    </style:style>
    <style:style style:name="T32" style:family="text">
      <style:text-properties fo:color="#111111" officeooo:rsid="00847bd7"/>
    </style:style>
    <style:style style:name="T33" style:family="text">
      <style:text-properties fo:color="#111111" officeooo:rsid="00865dad"/>
    </style:style>
    <style:style style:name="T34" style:family="text">
      <style:text-properties officeooo:rsid="00725f12"/>
    </style:style>
    <style:style style:name="T35" style:family="text">
      <style:text-properties fo:color="#666666"/>
    </style:style>
    <style:style style:name="T36" style:family="text">
      <style:text-properties fo:color="#666666" officeooo:rsid="0088989e"/>
    </style:style>
    <style:style style:name="T37" style:family="text">
      <style:text-properties fo:color="#666666" officeooo:rsid="008a4a66"/>
    </style:style>
    <style:style style:name="T38" style:family="text">
      <style:text-properties fo:color="#666666" officeooo:rsid="008be579"/>
    </style:style>
    <style:style style:name="T39" style:family="text">
      <style:text-properties fo:color="#666666" officeooo:rsid="008d3ae6"/>
    </style:style>
    <style:style style:name="T40" style:family="text">
      <style:text-properties fo:color="#666666" officeooo:rsid="008f86f5"/>
    </style:style>
    <style:style style:name="T41" style:family="text">
      <style:text-properties fo:color="#666666" officeooo:rsid="0092cb1c"/>
    </style:style>
    <style:style style:name="T42" style:family="text">
      <style:text-properties fo:color="#666666" officeooo:rsid="00968b97"/>
    </style:style>
    <style:style style:name="T43" style:family="text">
      <style:text-properties officeooo:rsid="0080b549"/>
    </style:style>
    <style:style style:name="T44" style:family="text">
      <style:text-properties officeooo:rsid="0085fde9"/>
    </style:style>
    <style:style style:name="T45" style:family="text">
      <style:text-properties officeooo:rsid="00865dad"/>
    </style:style>
    <style:style style:name="T46" style:family="text">
      <style:text-properties officeooo:rsid="0088989e"/>
    </style:style>
    <style:style style:name="T47" style:family="text">
      <style:text-properties officeooo:rsid="008a4a66"/>
    </style:style>
    <style:style style:name="T48" style:family="text">
      <style:text-properties officeooo:rsid="008bfa59"/>
    </style:style>
    <style:style style:name="T49" style:family="text">
      <style:text-properties officeooo:rsid="008d3ae6"/>
    </style:style>
    <style:style style:name="T50" style:family="text">
      <style:text-properties officeooo:rsid="008fbd8c"/>
    </style:style>
    <style:style style:name="T51" style:family="text">
      <style:text-properties officeooo:rsid="009026ed"/>
    </style:style>
    <style:style style:name="T52" style:family="text">
      <style:text-properties officeooo:rsid="0092cb1c"/>
    </style:style>
    <style:style style:name="T53" style:family="text">
      <style:text-properties officeooo:rsid="0092d22b"/>
    </style:style>
    <style:style style:name="T54" style:family="text">
      <style:text-properties officeooo:rsid="00968b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2">P</text:span></text:span><text:span text:style-name="Strong_20_Emphasis"><text:span text:style-name="T13">art</text:span></text:span><text:span text:style-name="Strong_20_Emphasis"><text:span text:style-name="T12"> </text:span></text:span><text:span text:style-name="Strong_20_Emphasis"><text:span text:style-name="T14">3</text:span></text:span></text:p>
      <text:p text:style-name="P1"><text:span text:style-name="Strong_20_Emphasis"><text:span text:style-name="T14"/></text:span></text:p>
      <text:p text:style-name="P2"><text:span text:style-name="Strong_20_Emphasis"><text:span text:style-name="T15">Set 3</text:span></text:span></text:p>
      <text:p text:style-name="Text_20_body">Assume the following statements when answering the following questions.</text:p>
      <text:p text:style-name="Text_20_body"><text:span text:style-name="Source_20_Text"><text:span text:style-name="T6">Location loc1 = new</text:span></text:span><text:span text:style-name="T6"> </text:span><text:span text:style-name="Source_20_Text"><text:span text:style-name="T6">Location(4, 3);</text:span></text:span></text:p>
      <text:p text:style-name="Text_20_body"><text:span text:style-name="Source_20_Text"><text:span text:style-name="T26">Location loc2 = new</text:span></text:span><text:span text:style-name="T26"> </text:span><text:span text:style-name="Source_20_Text"><text:span text:style-name="T26">Location(3, 4);</text:span></text:span></text:p>
      <text:p text:style-name="Text_20_body"><text:span text:style-name="Source_20_Text"><text:span text:style-name="T7">1.</text:span></text:span><text:span text:style-name="T10">How would you access the row value for loc1?</text:span></text:p>
      <text:p text:style-name="P3"><text:span text:style-name="T5">A: loc1.getRow();</text:span></text:p>
      <text:p text:style-name="Text_20_body"><text:line-break/><text:span text:style-name="T19">2. What is the value of b after the following statement is executed?</text:span></text:p>
      <text:p text:style-name="Text_20_body"><text:span text:style-name="Source_20_Text"><text:span text:style-name="T9"><text:s text:c="4"/>boolean</text:span></text:span><text:span text:style-name="T11"> </text:span><text:span text:style-name="Source_20_Text"><text:span text:style-name="T9">b = loc1.equals(loc2);</text:span></text:span></text:p>
      <text:p text:style-name="P3"><text:span text:style-name="T4">A: b = false;</text:span></text:p>
      <text:p text:style-name="Text_20_body"/>
      <text:p text:style-name="P3">3. What is the value of loc3 after the following statement is executed?</text:p>
      <text:p text:style-name="P6"><text:span text:style-name="T34"><text:s text:c="4"/></text:span>Location loc3 = loc2.getAdjacentLocation(Location.SOUTH);</text:p>
      <text:p text:style-name="P3"><text:span text:style-name="T34">A: </text:span>(4,4)</text:p>
      <text:p text:style-name="Text_20_body"/>
      <text:p text:style-name="P3">4. What is the value of dir after the following statement is executed?</text:p>
      <text:p text:style-name="Text_20_body"><text:span text:style-name="Source_20_Text"><text:span text:style-name="T31"><text:s text:c="4"/>int</text:span></text:span><text:span text:style-name="T30"> </text:span><text:span text:style-name="Source_20_Text"><text:span text:style-name="T31">dir = loc1.getDirectionToward(new</text:span></text:span><text:span text:style-name="T30"> </text:span><text:span text:style-name="Source_20_Text"><text:span text:style-name="T31">Location(6, 5));</text:span></text:span></text:p>
      <text:p text:style-name="Text_20_body"><text:span text:style-name="Source_20_Text"><text:span text:style-name="T27">A:</text:span></text:span><text:span text:style-name="Source_20_Text"><text:span text:style-name="T28">Southeast.</text:span></text:span></text:p>
      <text:p text:style-name="P6"/>
      <text:p text:style-name="P6">5. How does the getAdjacentLocation method know which adjacent location to return?</text:p>
      <text:p text:style-name="Text_20_body"><text:span text:style-name="Source_20_Text"><text:span text:style-name="T29">A:The param of the method indicates the direction in which the method finds the closest location to return.</text:span></text:span></text:p>
      <text:p text:style-name="Text_20_body"/>
      <text:p text:style-name="Text_20_body"/>
      <text:p text:style-name="P7"><text:soft-page-break/>Set 4</text:p>
      <text:p text:style-name="P10"><text:span text:style-name="T1">1. How can you obtain a count of the objects in a grid? How can you obtain a count of the empty locations in a bounded grid?</text:span></text:p>
      <text:p text:style-name="P10"><text:span text:style-name="T2">A: get the count of the objects in a grid: </text:span><text:span text:style-name="T16">grid.getOccupiedLocations().size();</text:span></text:p>
      <text:p text:style-name="P11"><text:span text:style-name="T8"><text:s text:c="5"/>get the count of the empty locations: </text:span><text:span text:style-name="T16">grid.getNumRows()*grid.getNumCols() - <text:s text:c="3"/>grid.getOccupiedLocations().size()</text:span></text:p>
      <text:p text:style-name="P11"><text:span text:style-name="T16"/></text:p>
      <text:p text:style-name="P11"><text:span text:style-name="T1">2. How can you check if location (10,10) is in a grid?</text:span></text:p>
      <text:p text:style-name="P12"><text:span text:style-name="T3">A: </text:span><text:span text:style-name="T17">grid.isValid(new Location(10, 10));</text:span></text:p>
      <text:p text:style-name="P12"><text:span text:style-name="T17"/></text:p>
      <text:p text:style-name="P14"><text:span text:style-name="T19">3. Grid contains method declarations, but no code is supplied in the methods. Why? Where can you find the implementations of these methods?</text:span></text:p>
      <text:p text:style-name="P15"><text:span text:style-name="T20">A: Grid is an interface, so it only need to declare some method which will be implemented by the class who implements Grid.</text:span></text:p>
      <text:p text:style-name="P13"><text:span text:style-name="T20"><text:s text:c="4"/></text:span><text:span text:style-name="T21">I can find that AbstractGrid who is an abstract class that implements some of methods declared in Grid. In addition, BoundedGrid and UnboundedGrid </text:span><text:span text:style-name="T22">that</text:span><text:span text:style-name="T21"> </text:span><text:span text:style-name="T22">extend AbstractGrid implement the rest method.</text:span></text:p>
      <text:p text:style-name="P13"><text:span text:style-name="T24"><text:line-break/></text:span><text:span text:style-name="T19">4. All methods that return multiple objects return them in an ArrayList. Do you think it would be a better design to return the objects in an array? Explain your answer.</text:span></text:p>
      <text:p text:style-name="P4">A: I don't think so. If we use array instead of ArrayList, <text:span text:style-name="T43">it might be more quickly to use an index to find an object than using get(i) method, but</text:span> we have to calculate the count of objects before we new an array. However, ArrayList makes it easy, because ArrayList doesn't have a constant size. <text:s/></text:p>
      <text:p text:style-name="P4"/>
      <text:p text:style-name="P5"><text:span text:style-name="Strong_20_Emphasis"><text:span text:style-name="T18">Set 5</text:span></text:span></text:p>
      <text:p text:style-name="P5"><text:span text:style-name="Strong_20_Emphasis"><text:span text:style-name="T18"/></text:span></text:p>
      <text:p text:style-name="P16"><text:span text:style-name="T25">1. Name three properties of every actor.</text:span></text:p>
      <text:p text:style-name="P16"><text:span text:style-name="T32">A: location, direction and color.</text:span></text:p>
      <text:p text:style-name="P16"><text:soft-page-break/><text:span text:style-name="T25">2. When an actor is constructed, what is its direction and color?</text:span></text:p>
      <text:p text:style-name="P16"><text:span text:style-name="T32">A: The original color is blue and the original direction is North.</text:span></text:p>
      <text:p text:style-name="P16"><text:span text:style-name="T32"/></text:p>
      <text:p text:style-name="P16"><text:span text:style-name="T25">3. Why do you think that the Actor class was created as a class instead of an interface?</text:span></text:p>
      <text:p text:style-name="P17"><text:span text:style-name="T32">A: Because all Actors has common states and methods. If Actor is created as an interface, it cannot contain any instance and also cannot implement any method.</text:span></text:p>
      <text:p text:style-name="P17"><text:span text:style-name="T32"/></text:p>
      <text:p text:style-name="P17"><text:span text:style-name="T25">4. </text:span><text:span text:style-name="T33">(a)</text:span><text:span text:style-name="T25">Can an actor put itself into a grid twice without first removing itself? </text:span><text:span text:style-name="T33">(b)</text:span><text:span text:style-name="T25">Can an actor remove itself from a grid twice? </text:span><text:span text:style-name="T33">(c)</text:span><text:span text:style-name="T25">Can an actor be placed into a grid, remove itself, and then put itself back? Try it</text:span> <text:span text:style-name="T25">out. What happens?</text:span></text:p>
      <text:p text:style-name="P22"><text:span text:style-name="T44">A: (a)(b)No, if you do them, an IllegalStateException will be thrown.</text:span></text:p>
      <text:p text:style-name="P22"><text:s text:c="5"/><text:span text:style-name="T45">(c)Yes, It is valid.</text:span></text:p>
      <text:p text:style-name="P22"/>
      <text:p text:style-name="P22">5. How can an actor turn 90 degrees to the right?</text:p>
      <text:p text:style-name="P23">A: <text:span text:style-name="T46">There are two ways to do it. </text:span><text:span text:style-name="T36">actor.setDirection(actor.getDirection() + 90) or actor.setDirection(actor.getDirection() + Location.RIGHT)</text:span></text:p>
      <text:p text:style-name="P24"><text:s text:c="5"/>If the actor is a Bug, you can call <text:span text:style-name="T35">turn()</text:span> twice.</text:p>
      <text:p text:style-name="P8"/>
      <text:p text:style-name="P8"><text:span text:style-name="Strong_20_Emphasis"><text:span text:style-name="T18">Set 6</text:span></text:span></text:p>
      <text:p text:style-name="P18">1. Which statement(s) in the canMove method ensures that a bug does not try to move out of its grid?</text:p>
      <text:p text:style-name="P18"><text:span text:style-name="T47">A: </text:span><text:span text:style-name="T37">if(!gr.isValid(next))</text:span></text:p>
      <text:p text:style-name="P25"><text:s text:c="9"/>return false;</text:p>
      <text:p text:style-name="P25"/>
      <text:p text:style-name="P18">2. Which statement(s) in the canMove method determines that a bug will not walk into a rock?</text:p>
      <text:p text:style-name="P19">A: <text:span text:style-name="T35">Actor neighbor = gr.get(next);</text:span></text:p>
      <text:p text:style-name="P25"><text:s text:c="5"/>return (neighbor == null) || (neighbor instanceof Flower);</text:p>
      <text:p text:style-name="P25"/>
      <text:p text:style-name="P30"><text:soft-page-break/>3. Which methods of the Grid interface are invoked by the canMove method and why?</text:p>
      <text:p text:style-name="P20"><text:span text:style-name="T23">A: </text:span><text:span text:style-name="T38">if (!gr.isValid(next))</text:span></text:p>
      <text:p text:style-name="P26"><text:s text:c="9"/>return false;</text:p>
      <text:p text:style-name="P26"><text:s text:c="5"/>Actor neighbor = gr.get(next);</text:p>
      <text:p text:style-name="P28"><text:s text:c="5"/><text:span text:style-name="T48">isValid() and get() methods are invoked by the canMove. They are used to make sure whether the location of next step is valid and empty or located a flower.</text:span></text:p>
      <text:p text:style-name="P28"/>
      <text:p text:style-name="P30">4. Which method of the Location class is invoked by the canMove method and why?</text:p>
      <text:p text:style-name="P29">A: <text:span text:style-name="T39">getAdjacentLocation().</text:span><text:span text:style-name="T49"> Because we need to get the location of next step and judge if the bug can move to it.</text:span></text:p>
      <text:p text:style-name="P18"><text:span text:style-name="T23">5. Which methods inherited from the Actor class are invoked in the canMove method?</text:span></text:p>
      <text:p text:style-name="P21"><text:span text:style-name="T23">A: </text:span><text:span text:style-name="T40">getLocation(), getDirection(), getGrid().</text:span></text:p>
      <text:p text:style-name="P21"><text:span text:style-name="T40"/></text:p>
      <text:p text:style-name="P30">6. What happens in the move method when the location immediately in front of the bug is out of the grid?</text:p>
      <text:p text:style-name="P33">A: <text:span text:style-name="T50">The bug will remove itself.</text:span></text:p>
      <text:p text:style-name="P33"/>
      <text:p text:style-name="P30">7. Is the variable loc needed in the move method, or could it be avoided by calling getLocation() multiple times?</text:p>
      <text:p text:style-name="P34">A: <text:span text:style-name="T51">Yes, it is. Loc stores the location of the Bug, it can be used to insert a flower in the Bug's original location after moving. </text:span></text:p>
      <text:p text:style-name="P34"/>
      <text:p text:style-name="P30">8. Why do you think the flowers that are dropped by a bug have the same color as the bug?</text:p>
      <text:p text:style-name="P35">A: <text:span text:style-name="T41">Flower flower = new Flower(getColor());</text:span></text:p>
      <text:p text:style-name="P35"><text:span text:style-name="T52"><text:s text:c="5"/>This statement determined that the color of the flower dropped by a bug have the same color as the bug.</text:span></text:p>
      <text:p text:style-name="P30"/>
      <text:p text:style-name="P30"><text:line-break/><text:soft-page-break/>9. When a bug removes itself from the grid, will it place a flower into its previous location?</text:p>
      <text:p text:style-name="P32"><text:span text:style-name="T53">A: If the method removeSelfFromGrid() is called alone, it won't drop a flower. However, if the method is called in the move() method, a flower will be placed into its previous location.</text:span></text:p>
      <text:p text:style-name="P32"/>
      <text:p text:style-name="P31">10. Which statement(s) in the move method places the flower into the grid at the bug's previous location?</text:p>
      <text:p text:style-name="P36">A: <text:span text:style-name="T42">Flower flower = new Flower(getColor());</text:span></text:p>
      <text:p text:style-name="P27"><text:s text:c="5"/>flower.putSelfInGrid(gr, loc);</text:p>
      <text:p text:style-name="P30"><text:line-break/>11. If a bug needs to turn 180 degrees, how many times should it call the turn method?</text:p>
      <text:p text:style-name="P9">A: 4 tim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FreeSans, sans-serif"/>
    <style:font-face style:name="Consolas" svg:font-family="Consolas, 'Bitstream Vera Sans Mono', 'Courier New', Courier, monospace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Droid Sans Fallback" style:font-family-complex="'Droid Sans Fallback'" style:font-family-generic-complex="system" style:font-pitch-complex="variable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11:03:29.328632915</meta:creation-date>
    <dc:date>2015-08-19T20:34:35.784551211</dc:date>
    <meta:editing-duration>PT5H23M25S</meta:editing-duration>
    <meta:editing-cycles>139</meta:editing-cycles>
    <meta:generator>LibreOffice/4.2.8.2$Linux_X86_64 LibreOffice_project/420m0$Build-2</meta:generator>
    <meta:document-statistic meta:table-count="0" meta:image-count="0" meta:object-count="0" meta:page-count="5" meta:paragraph-count="72" meta:word-count="911" meta:character-count="5331" meta:non-whitespace-character-count="4403"/>
  </office:meta>
</office:document-meta>
</file>